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d680" officeooo:paragraph-rsid="000cd6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iteur de liens</text:p>
      <text:p text:style-name="P1"/>
      <text:p text:style-name="P1">Compilation:</text:p>
      <text:p text:style-name="P1"/>
      <text:p text:style-name="P1">le Makefile est suffisant pour compiler il faut entrer « make » dans le dossier du projet et les deux executables vont se créer. On peut aussi faire un « make clean » pour supprimer tous les fichiers inutiles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2:39:48.789001545</meta:creation-date>
    <dc:date>2017-01-12T12:52:07.223122033</dc:date>
    <meta:editing-duration>P0D</meta:editing-duration>
    <meta:editing-cycles>1</meta:editing-cycles>
    <meta:document-statistic meta:table-count="0" meta:image-count="0" meta:object-count="0" meta:page-count="1" meta:paragraph-count="3" meta:word-count="43" meta:character-count="237" meta:non-whitespace-character-count="196"/>
    <meta:generator>LibreOffice/4.2.8.2$Linux_X86_64 LibreOffice_project/420m0$Build-2</meta:generator>
  </office:meta>
</office:document-meta>
</file>